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633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3.427cm"/>
    </style:style>
    <style:style style:name="co6" style:family="table-column">
      <style:table-column-properties fo:break-before="auto" style:column-width="3.203cm"/>
    </style:style>
    <style:style style:name="co7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8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GridWidth</text:p>
          </table:table-cell>
          <table:table-cell office:value-type="string" calcext:value-type="string">
            <text:p>Grid Height</text:p>
          </table:table-cell>
          <table:table-cell office:value-type="string" calcext:value-type="string">
            <text:p>Grid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formula="of:=([.A2]/256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512*512" office:value-type="float" office:value="262144" calcext:value-type="float">
            <text:p>262144</text:p>
          </table:table-cell>
          <table:table-cell table:style-name="ce1" office:value-type="float" office:value="0.067991" calcext:value-type="float">
            <text:p>0,067991</text:p>
          </table:table-cell>
          <table:table-cell office:value-type="float" office:value="0.000797" calcext:value-type="float">
            <text:p>0,000797</text:p>
          </table:table-cell>
          <table:table-cell table:formula="of:=[.G2]/[.H2]" office:value-type="float" office:value="85.3086574654956" calcext:value-type="float">
            <text:p>85,31</text:p>
          </table:table-cell>
          <table:table-cell table:style-name="ce2" table:formula="of:=([.I2]-[.L3])/[.L4]" office:value-type="float" office:value="0" calcext:value-type="float">
            <text:p>0,00</text:p>
          </table:table-cell>
          <table:table-cell office:value-type="string" calcext:value-type="string">
            <text:p>MAX</text:p>
          </table:table-cell>
          <table:table-cell table:style-name="ce2" table:formula="of:=MAX([.I2:.I9])" office:value-type="float" office:value="118.035750149356" calcext:value-type="float">
            <text:p>118,04</text:p>
          </table:table-cell>
          <table:table-cell table:formula="of:=([.F2]*[.$H$13]*3)/(1000000000*[.H2])" office:value-type="float" office:value="4.93370138017566" calcext:value-type="float">
            <text:p>4,93</text:p>
          </table:table-cell>
          <table:table-cell table:style-name="ce2" table:formula="of:=([.F2]*[.$G$13]*3)/(1000000000*[.H2])" office:value-type="float" office:value="25.6552471769134" calcext:value-type="float">
            <text:p>25,66</text:p>
          </table:table-cell>
          <table:table-cell table:style-name="ce2" table:formula="of:=[.M2]/[.$G$15]*100" office:value-type="float" office:value="0.366817946481462" calcext:value-type="float">
            <text:p>0,37</text:p>
          </table:table-cell>
          <table:table-cell table:style-name="ce2" table:formula="of:=[.N2]/[.$H$15]*100" office:value-type="float" office:value="14.4618078787562" calcext:value-type="float">
            <text:p>14,4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24" calcext:value-type="float">
            <text:p>1024</text:p>
          </table:table-cell>
          <table:table-cell table:formula="of:=[.A3]/256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2560*1024" office:value-type="float" office:value="2621440" calcext:value-type="float">
            <text:p>2621440</text:p>
          </table:table-cell>
          <table:table-cell office:value-type="float" office:value="0.672104" calcext:value-type="float">
            <text:p>0,672104</text:p>
          </table:table-cell>
          <table:table-cell office:value-type="float" office:value="0.006553" calcext:value-type="float">
            <text:p>0,006553</text:p>
          </table:table-cell>
          <table:table-cell table:formula="of:=[.G3]/[.H3]" office:value-type="float" office:value="102.564321684725" calcext:value-type="float">
            <text:p>102,56</text:p>
          </table:table-cell>
          <table:table-cell table:style-name="ce2" table:formula="of:=([.I3]-[.L3])/[.L4]" office:value-type="float" office:value="0.527259307324252" calcext:value-type="float">
            <text:p>0,53</text:p>
          </table:table-cell>
          <table:table-cell office:value-type="string" calcext:value-type="string">
            <text:p>MIN</text:p>
          </table:table-cell>
          <table:table-cell table:style-name="ce2" table:formula="of:=MIN([.I2:.I9])" office:value-type="float" office:value="85.3086574654956" calcext:value-type="float">
            <text:p>85,31</text:p>
          </table:table-cell>
          <table:table-cell table:formula="of:=([.F3]*[.$H$13]*3)/(1000000000*[.H3])" office:value-type="float" office:value="6.00054936670227" calcext:value-type="float">
            <text:p>6,00</text:p>
          </table:table-cell>
          <table:table-cell table:style-name="ce2" table:formula="of:=([.F3]*[.$G$13]*3)/(1000000000*[.H3])" office:value-type="float" office:value="31.2028567068518" calcext:value-type="float">
            <text:p>31,20</text:p>
          </table:table-cell>
          <table:table-cell table:style-name="ce2" table:formula="of:=[.M3]/[.$G$15]*100" office:value-type="float" office:value="0.446137499383069" calcext:value-type="float">
            <text:p>0,45</text:p>
          </table:table-cell>
          <table:table-cell table:style-name="ce2" table:formula="of:=[.N3]/[.$H$15]*100" office:value-type="float" office:value="17.5889834875151" calcext:value-type="float">
            <text:p>17,5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formula="of:=[.A4]/256" office:value-type="float" office:value="10" calcext:value-type="float">
            <text:p>10</text:p>
          </table:table-cell>
          <table:table-cell table:formula="of:=[.B4]/30" office:value-type="float" office:value="48" calcext:value-type="float">
            <text:p>48</text:p>
          </table:table-cell>
          <table:table-cell/>
          <table:table-cell table:formula="of:=2560*1440" office:value-type="float" office:value="3686400" calcext:value-type="float">
            <text:p>3686400</text:p>
          </table:table-cell>
          <table:table-cell table:style-name="ce1" office:value-type="float" office:value="0.947251" calcext:value-type="float">
            <text:p>0,947251</text:p>
          </table:table-cell>
          <table:table-cell office:value-type="float" office:value="0.009093" calcext:value-type="float">
            <text:p>0,009093</text:p>
          </table:table-cell>
          <table:table-cell table:formula="of:=[.G4]/[.H4]" office:value-type="float" office:value="104.173650060486" calcext:value-type="float">
            <text:p>104,17</text:p>
          </table:table-cell>
          <table:table-cell table:style-name="ce2" table:formula="of:=([.I4]-[.L3])/[.L4]" office:value-type="float" office:value="0.576433500440257" calcext:value-type="float">
            <text:p>0,58</text:p>
          </table:table-cell>
          <table:table-cell office:value-type="string" calcext:value-type="string">
            <text:p>MAX-MIN</text:p>
          </table:table-cell>
          <table:table-cell table:style-name="ce2" table:formula="of:=[.L2]-[.L3]" office:value-type="float" office:value="32.7270926838606" calcext:value-type="float">
            <text:p>32,73</text:p>
          </table:table-cell>
          <table:table-cell table:formula="of:=([.F4]*[.$H$13]*3)/(1000000000*[.H4])" office:value-type="float" office:value="6.08116133289343" calcext:value-type="float">
            <text:p>6,08</text:p>
          </table:table-cell>
          <table:table-cell table:style-name="ce2" table:formula="of:=([.F4]*[.$G$13]*3)/(1000000000*[.H4])" office:value-type="float" office:value="31.6220389310459" calcext:value-type="float">
            <text:p>31,62</text:p>
          </table:table-cell>
          <table:table-cell table:style-name="ce2" table:formula="of:=[.M4]/[.$G$15]*100" office:value-type="float" office:value="0.452130954118471" calcext:value-type="float">
            <text:p>0,45</text:p>
          </table:table-cell>
          <table:table-cell table:style-name="ce2" table:formula="of:=[.N4]/[.$H$15]*100" office:value-type="float" office:value="17.8252756093832" calcext:value-type="float">
            <text:p>17,83</text:p>
          </table:table-cell>
        </table:table-row>
        <table:table-row table:style-name="ro1">
          <table:table-cell table:number-columns-repeated="2" office:value-type="float" office:value="5024" calcext:value-type="float">
            <text:p>5024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5024*5024" office:value-type="float" office:value="25240576" calcext:value-type="float">
            <text:p>25240576</text:p>
          </table:table-cell>
          <table:table-cell office:value-type="float" office:value="6.496388" calcext:value-type="float">
            <text:p>6,496388</text:p>
          </table:table-cell>
          <table:table-cell office:value-type="float" office:value="0.061039" calcext:value-type="float">
            <text:p>0,061039</text:p>
          </table:table-cell>
          <table:table-cell table:formula="of:=[.G5]/[.H5]" office:value-type="float" office:value="106.430118448861" calcext:value-type="float">
            <text:p>106,43</text:p>
          </table:table-cell>
          <table:table-cell table:style-name="ce2" table:formula="of:=([.I5]-[.L3])/[.L4]" office:value-type="float" office:value="0.645381524946181" calcext:value-type="float">
            <text:p>0,65</text:p>
          </table:table-cell>
          <table:table-cell table:number-columns-repeated="2"/>
          <table:table-cell table:formula="of:=([.F5]*[.$H$13]*3)/(1000000000*[.H5])" office:value-type="float" office:value="6.20273333442553" calcext:value-type="float">
            <text:p>6,20</text:p>
          </table:table-cell>
          <table:table-cell table:style-name="ce2" table:formula="of:=([.F5]*[.$G$13]*3)/(1000000000*[.H5])" office:value-type="float" office:value="32.2542133390128" calcext:value-type="float">
            <text:p>32,25</text:p>
          </table:table-cell>
          <table:table-cell table:style-name="ce2" table:formula="of:=[.M5]/[.$G$15]*100" office:value-type="float" office:value="0.461169764641303" calcext:value-type="float">
            <text:p>0,46</text:p>
          </table:table-cell>
          <table:table-cell table:style-name="ce2" table:formula="of:=[.N5]/[.$H$15]*100" office:value-type="float" office:value="18.1816309690038" calcext:value-type="float">
            <text:p>18,18</text:p>
          </table:table-cell>
        </table:table-row>
        <table:table-row table:style-name="ro1">
          <table:table-cell table:number-columns-repeated="2" office:value-type="float" office:value="4096" calcext:value-type="float">
            <text:p>4096</text:p>
          </table:table-cell>
          <table:table-cell table:formula="of:=[.A6]/256"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4096*4096" office:value-type="float" office:value="16777216" calcext:value-type="float">
            <text:p>16777216</text:p>
          </table:table-cell>
          <table:table-cell table:style-name="ce1" office:value-type="float" office:value="4.695295" calcext:value-type="float">
            <text:p>4,695295</text:p>
          </table:table-cell>
          <table:table-cell office:value-type="float" office:value="0.04204" calcext:value-type="float">
            <text:p>0,04204</text:p>
          </table:table-cell>
          <table:table-cell table:formula="of:=[.G6]/[.H6]" office:value-type="float" office:value="111.686370123692" calcext:value-type="float">
            <text:p>111,69</text:p>
          </table:table-cell>
          <table:table-cell table:style-name="ce2" table:formula="of:=([.I6]-[.L3])/[.L4]" office:value-type="float" office:value="0.805990098570666" calcext:value-type="float">
            <text:p>0,81</text:p>
          </table:table-cell>
          <table:table-cell table:number-columns-repeated="2"/>
          <table:table-cell table:formula="of:=([.F6]*[.$H$13]*3)/(1000000000*[.H6])" office:value-type="float" office:value="5.98616175071361" calcext:value-type="float">
            <text:p>5,99</text:p>
          </table:table-cell>
          <table:table-cell table:style-name="ce2" table:formula="of:=([.F6]*[.$G$13]*3)/(1000000000*[.H6])" office:value-type="float" office:value="31.1280411037108" calcext:value-type="float">
            <text:p>31,13</text:p>
          </table:table-cell>
          <table:table-cell table:style-name="ce2" table:formula="of:=[.M6]/[.$G$15]*100" office:value-type="float" office:value="0.445067788157145" calcext:value-type="float">
            <text:p>0,45</text:p>
          </table:table-cell>
          <table:table-cell table:style-name="ce2" table:formula="of:=[.N6]/[.$H$15]*100" office:value-type="float" office:value="17.5468100922834" calcext:value-type="float">
            <text:p>17,55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3662" calcext:value-type="float">
            <text:p>3662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9050*3662" office:value-type="float" office:value="33141100" calcext:value-type="float">
            <text:p>33141100</text:p>
          </table:table-cell>
          <table:table-cell office:value-type="float" office:value="8.563947" calcext:value-type="float">
            <text:p>8,563947</text:p>
          </table:table-cell>
          <table:table-cell office:value-type="float" office:value="0.07963" calcext:value-type="float">
            <text:p>0,07963</text:p>
          </table:table-cell>
          <table:table-cell table:formula="of:=[.G7]/[.H7]" office:value-type="float" office:value="107.546741177948" calcext:value-type="float">
            <text:p>107,55</text:p>
          </table:table-cell>
          <table:table-cell table:style-name="ce2" table:formula="of:=([.I7]-[.L3])/[.L4]" office:value-type="float" office:value="0.679500740480353" calcext:value-type="float">
            <text:p>0,68</text:p>
          </table:table-cell>
          <table:table-cell table:number-columns-repeated="2"/>
          <table:table-cell table:formula="of:=([.F7]*[.$H$13]*3)/(1000000000*[.H7])" office:value-type="float" office:value="6.24282933567751" calcext:value-type="float">
            <text:p>6,24</text:p>
          </table:table-cell>
          <table:table-cell table:style-name="ce2" table:formula="of:=([.F7]*[.$G$13]*3)/(1000000000*[.H7])" office:value-type="float" office:value="32.462712545523" calcext:value-type="float">
            <text:p>32,46</text:p>
          </table:table-cell>
          <table:table-cell table:style-name="ce2" table:formula="of:=[.M7]/[.$G$15]*100" office:value-type="float" office:value="0.464150879976023" calcext:value-type="float">
            <text:p>0,46</text:p>
          </table:table-cell>
          <table:table-cell table:style-name="ce2" table:formula="of:=[.N7]/[.$H$15]*100" office:value-type="float" office:value="18.2991615250975" calcext:value-type="float">
            <text:p>18,30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6400" calcext:value-type="float">
            <text:p>6400</text:p>
          </table:table-cell>
          <table:table-cell table:formula="of:=[.A8]/256"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10240*6400" office:value-type="float" office:value="65536000" calcext:value-type="float">
            <text:p>65536000</text:p>
          </table:table-cell>
          <table:table-cell table:style-name="ce1" office:value-type="float" office:value="18.571981" calcext:value-type="float">
            <text:p>18,571981</text:p>
          </table:table-cell>
          <table:table-cell office:value-type="float" office:value="0.157342" calcext:value-type="float">
            <text:p>0,157342</text:p>
          </table:table-cell>
          <table:table-cell table:formula="of:=[.G8]/[.H8]" office:value-type="float" office:value="118.035750149356" calcext:value-type="float">
            <text:p>118,04</text:p>
          </table:table-cell>
          <table:table-cell table:style-name="ce2" table:formula="of:=([.I8]-[.L3])/[.L4]" office:value-type="float" office:value="1" calcext:value-type="float">
            <text:p>1,00</text:p>
          </table:table-cell>
          <table:table-cell table:number-columns-repeated="2"/>
          <table:table-cell table:formula="of:=([.F8]*[.$H$13]*3)/(1000000000*[.H8])" office:value-type="float" office:value="6.24779143521755" calcext:value-type="float">
            <text:p>6,25</text:p>
          </table:table-cell>
          <table:table-cell table:style-name="ce2" table:formula="of:=([.F8]*[.$G$13]*3)/(1000000000*[.H8])" office:value-type="float" office:value="32.4885154631313" calcext:value-type="float">
            <text:p>32,49</text:p>
          </table:table-cell>
          <table:table-cell table:style-name="ce2" table:formula="of:=[.M8]/[.$G$15]*100" office:value-type="float" office:value="0.464519809309855" calcext:value-type="float">
            <text:p>0,46</text:p>
          </table:table-cell>
          <table:table-cell table:style-name="ce2" table:formula="of:=[.N8]/[.$H$15]*100" office:value-type="float" office:value="18.3137065744821" calcext:value-type="float">
            <text:p>18,31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style-name="Default" office:value-type="string" calcext:value-type="string">
            <text:p>MemPerBlock</text:p>
          </table:table-cell>
          <table:table-cell office:value-type="string" calcext:value-type="string">
            <text:p>AritmPerBlock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AddMem</text:p>
          </table:table-cell>
          <table:table-cell table:style-name="Default" office:value-type="string" calcext:value-type="string">
            <text:p>AddAritm</text:p>
          </table:table-cell>
          <table:table-cell office:value-type="string" calcext:value-type="string">
            <text:p>MemorySiz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ISTO</text:p>
          </table:table-cell>
          <table:table-cell office:value-type="float" office:value="4" calcext:value-type="float">
            <text:p>4</text:p>
          </table:table-cell>
          <table:table-cell table:formula="of:=3+3+1" office:value-type="float" office:value="7" calcext:value-type="float">
            <text:p>7</text:p>
          </table:table-cell>
          <table:table-cell table:style-name="Default" office:value-type="float" office:value="256" calcext:value-type="float">
            <text:p>256</text:p>
          </table:table-cell>
          <table:table-cell table:formula="of:=256+(256*8)" office:value-type="float" office:value="2304" calcext:value-type="float">
            <text:p>2304</text:p>
          </table:table-cell>
          <table:table-cell table:formula="of:=60*45" office:value-type="float" office:value="2700" calcext:value-type="float">
            <text:p>2700</text:p>
          </table:table-cell>
          <table:table-cell table:formula="of:=[.I12]*[.K12]" office:value-type="float" office:value="691200" calcext:value-type="float">
            <text:p>691200</text:p>
          </table:table-cell>
          <table:table-cell table:style-name="Default" table:formula="of:=[.J12]*[.K12]" office:value-type="float" office:value="6220800" calcext:value-type="float">
            <text:p>62208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MOOTH</text:p>
          </table:table-cell>
          <table:table-cell table:formula="of:=25+1" office:value-type="float" office:value="26" calcext:value-type="float">
            <text:p>26</text:p>
          </table:table-cell>
          <table:table-cell table:formula="of:=3+1+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4:44:41.7698180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2-04T14:53:15.505156760</dc:date>
    <meta:editing-duration>PT13H41M17S</meta:editing-duration>
    <meta:editing-cycles>19</meta:editing-cycles>
    <meta:generator>LibreOffice/4.2.8.2$Linux_X86_64 LibreOffice_project/420m0$Build-2</meta:generator>
    <meta:document-statistic meta:table-count="1" meta:cell-count="140" meta:object-count="0"/>
  </office:meta>
</office:document-meta>
</file>